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22pt" fo:font-weight="bold" officeooo:rsid="001bc0e3" officeooo:paragraph-rsid="001bc0e3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 One Repor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0:13:59.371556652</meta:creation-date>
    <dc:date>2025-05-24T20:16:42.917103228</dc:date>
    <meta:editing-duration>PT2M43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24.2.7.2$Linux_X86_64 LibreOffice_project/420$Build-2</meta:generator>
  </office:meta>
</office:document-meta>
</file>